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9000000C75E8BD34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2b2b2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83caff" draw:textarea-vertical-align="middle"/>
    </style:style>
    <style:style style:name="gr6" style:family="graphic" style:parent-style-name="standard">
      <style:graphic-properties draw:fill-color="#ffff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38cm" svg:height="4.636cm" svg:x="1.362cm" svg:y="7.4cm">
          <draw:image xlink:href="Pictures/1000020100000159000000C75E8BD34D.png" xlink:type="simple" xlink:show="embed" xlink:actuate="onLoad">
            <text:p/>
          </draw:image>
        </draw:frame>
        <draw:rect draw:style-name="gr2" draw:text-style-name="P1" draw:layer="layout" svg:width="6.9cm" svg:height="3.9cm" svg:x="11.3cm" svg:y="4.3cm">
          <text:p/>
        </draw:rect>
        <draw:rect draw:style-name="gr2" draw:text-style-name="P1" draw:layer="layout" svg:width="6.9cm" svg:height="3.9cm" svg:x="11.3cm" svg:y="9.5cm">
          <text:p/>
        </draw:rect>
        <draw:line draw:style-name="gr3" draw:text-style-name="P1" draw:layer="layout" svg:x1="10.7cm" svg:y1="6.2cm" svg:x2="9.5cm" svg:y2="8.2cm">
          <text:p/>
        </draw:line>
        <draw:line draw:style-name="gr3" draw:text-style-name="P1" draw:layer="layout" svg:x1="10.9cm" svg:y1="11.4cm" svg:x2="9.5cm" svg:y2="10.2cm">
          <text:p/>
        </draw:line>
        <draw:frame draw:style-name="gr4" draw:layer="layout" svg:width="3.431cm" svg:height="0.962cm" svg:x="12.9cm" svg:y="3.038cm">
          <draw:text-box>
            <text:p>Subview 1</text:p>
          </draw:text-box>
        </draw:frame>
        <draw:frame draw:style-name="gr4" draw:layer="layout" svg:width="3.431cm" svg:height="0.962cm" svg:x="13cm" svg:y="8.4cm">
          <draw:text-box>
            <text:p>Subview 2</text:p>
          </draw:text-box>
        </draw:frame>
        <draw:rect draw:style-name="gr5" draw:text-style-name="P1" draw:layer="layout" svg:width="6.5cm" svg:height="1.7cm" svg:x="11.6cm" svg:y="11.5cm">
          <text:p text:style-name="P1">UITextView</text:p>
        </draw:rect>
        <draw:rect draw:style-name="gr6" draw:text-style-name="P2" draw:layer="layout" svg:width="3.1cm" svg:height="1.8cm" svg:x="14.7cm" svg:y="4.7cm">
          <text:p text:style-name="P2"><text:span text:style-name="T1">UIImageView</text:span></text:p>
        </draw:rect>
        <draw:frame draw:style-name="gr7" draw:text-style-name="P3" draw:layer="layout" svg:width="2.691cm" svg:height="1.362cm" svg:x="11.7cm" svg:y="5.2cm">
          <draw:text-box>
            <text:p text:style-name="P3"><text:span text:style-name="T2">UILabel</text:span></text:p>
          </draw:text-box>
        </draw:frame>
        <draw:frame draw:style-name="gr4" draw:layer="layout" svg:width="4.138cm" svg:height="0.962cm" svg:x="2.9cm" svg:y="6.4cm">
          <draw:text-box>
            <text:p>Custom vi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5-10-13T15:38:20</meta:creation-date>
    <dc:date>2015-10-13T15:43:47</dc:date>
    <dc:creator>Ulrich Vormbrock</dc:creator>
    <meta:editing-duration>PT5M27S</meta:editing-duration>
    <meta:editing-cycles>1</meta:editing-cycles>
    <meta:document-statistic meta:object-count="11"/>
    <meta:generator>OpenOffice/4.1.1$Unix OpenOffice.org_project/411m6$Build-9775</meta:generator>
  </office:meta>
</office:document-meta>
</file>